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style:rel-width="100%" fo:margin-left="0mm" table:align="left" style:writing-mode="page"/>
    </style:style>
    <style:style style:name="Table3.A" style:family="table-column">
      <style:table-column-properties style:column-width="27.85mm" style:rel-column-width="1579*"/>
    </style:style>
    <style:style style:name="Table3.B" style:family="table-column">
      <style:table-column-properties style:column-width="19.77mm" style:rel-column-width="1121*"/>
    </style:style>
    <style:style style:name="Table3.C" style:family="table-column">
      <style:table-column-properties style:column-width="27.04mm" style:rel-column-width="1533*"/>
    </style:style>
    <style:style style:name="Table3.D" style:family="table-column">
      <style:table-column-properties style:column-width="61.74mm" style:rel-column-width="3500*"/>
    </style:style>
    <style:style style:name="Table3.E" style:family="table-column">
      <style:table-column-properties style:column-width="33.6mm" style:rel-column-width="1905*"/>
    </style:style>
    <style:style style:name="Table3.1" style:family="table-row">
      <style:table-row-properties style:min-row-height="5.42mm"/>
    </style:style>
    <style:style style:name="Table3.A1" style:family="table-cell">
      <style:table-cell-properties fo:padding="0mm" fo:border="none" style:writing-mode="lr-tb"/>
    </style:style>
    <style:style style:name="Table3.2" style:family="table-row">
      <style:table-row-properties style:min-row-height="1.99mm"/>
    </style:style>
    <style:style style:name="Table3.3" style:family="table-row">
      <style:table-row-properties style:min-row-height="3.21mm"/>
    </style:style>
    <style:style style:name="Table3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1" style:family="table">
      <style:table-properties style:width="170mm" style:rel-width="100%" fo:margin-left="0mm" table:align="left" style:writing-mode="page"/>
    </style:style>
    <style:style style:name="Table1.A" style:family="table-column">
      <style:table-column-properties style:column-width="27.85mm" style:rel-column-width="1579*"/>
    </style:style>
    <style:style style:name="Table1.B" style:family="table-column">
      <style:table-column-properties style:column-width="19.77mm" style:rel-column-width="1121*"/>
    </style:style>
    <style:style style:name="Table1.C" style:family="table-column">
      <style:table-column-properties style:column-width="27.04mm" style:rel-column-width="1533*"/>
    </style:style>
    <style:style style:name="Table1.D" style:family="table-column">
      <style:table-column-properties style:column-width="61.74mm" style:rel-column-width="3500*"/>
    </style:style>
    <style:style style:name="Table1.E" style:family="table-column">
      <style:table-column-properties style:column-width="33.6mm" style:rel-column-width="1905*"/>
    </style:style>
    <style:style style:name="Table1.1" style:family="table-row">
      <style:table-row-properties style:min-row-height="5.42mm"/>
    </style:style>
    <style:style style:name="Table1.A1" style:family="table-cell">
      <style:table-cell-properties fo:padding="0mm" fo:border="none" style:writing-mode="lr-tb"/>
    </style:style>
    <style:style style:name="Table1.2" style:family="table-row">
      <style:table-row-properties style:min-row-height="1.99mm"/>
    </style:style>
    <style:style style:name="Table1.3" style:family="table-row">
      <style:table-row-properties style:min-row-height="3.21mm"/>
    </style:style>
    <style:style style:name="Table1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2" style:family="table">
      <style:table-properties style:width="170mm" style:rel-width="100%" fo:margin-left="0mm" table:align="left" style:writing-mode="page"/>
    </style:style>
    <style:style style:name="Table2.A" style:family="table-column">
      <style:table-column-properties style:column-width="27.85mm" style:rel-column-width="1579*"/>
    </style:style>
    <style:style style:name="Table2.B" style:family="table-column">
      <style:table-column-properties style:column-width="142.15mm" style:rel-column-width="8059*"/>
    </style:style>
    <style:style style:name="Table2.1" style:family="table-row">
      <style:table-row-properties style:min-row-height="5.42mm"/>
    </style:style>
    <style:style style:name="Table2.A1" style:family="table-cell">
      <style:table-cell-properties fo:padding="0mm" fo:border="none" style:writing-mode="lr-tb"/>
    </style:style>
    <style:style style:name="Table2.2" style:family="table-row">
      <style:table-row-properties style:min-row-height="1.99mm"/>
    </style:style>
    <style:style style:name="Table2.3" style:family="table-row">
      <style:table-row-properties style:min-row-height="3.21mm"/>
    </style:style>
    <style:style style:name="Table7" style:family="table">
      <style:table-properties style:width="170mm" style:rel-width="100%" fo:margin-left="0mm" table:align="left" style:writing-mode="page"/>
    </style:style>
    <style:style style:name="Table7.A" style:family="table-column">
      <style:table-column-properties style:column-width="27.85mm" style:rel-column-width="1579*"/>
    </style:style>
    <style:style style:name="Table7.B" style:family="table-column">
      <style:table-column-properties style:column-width="19.77mm" style:rel-column-width="1121*"/>
    </style:style>
    <style:style style:name="Table7.C" style:family="table-column">
      <style:table-column-properties style:column-width="27.04mm" style:rel-column-width="1533*"/>
    </style:style>
    <style:style style:name="Table7.D" style:family="table-column">
      <style:table-column-properties style:column-width="61.74mm" style:rel-column-width="3500*"/>
    </style:style>
    <style:style style:name="Table7.E" style:family="table-column">
      <style:table-column-properties style:column-width="33.6mm" style:rel-column-width="1905*"/>
    </style:style>
    <style:style style:name="Table7.1" style:family="table-row">
      <style:table-row-properties style:min-row-height="5.42mm"/>
    </style:style>
    <style:style style:name="Table7.A1" style:family="table-cell">
      <style:table-cell-properties fo:padding="0mm" fo:border="none" style:writing-mode="lr-tb"/>
    </style:style>
    <style:style style:name="Table7.2" style:family="table-row">
      <style:table-row-properties style:min-row-height="1.99mm"/>
    </style:style>
    <style:style style:name="Table7.3" style:family="table-row">
      <style:table-row-properties style:min-row-height="3.21mm"/>
    </style:style>
    <style:style style:name="Table7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4" style:family="table">
      <style:table-properties style:width="170mm" style:rel-width="100%" fo:margin-left="0mm" table:align="left" style:writing-mode="page"/>
    </style:style>
    <style:style style:name="Table4.A" style:family="table-column">
      <style:table-column-properties style:column-width="27.85mm" style:rel-column-width="1579*"/>
    </style:style>
    <style:style style:name="Table4.B" style:family="table-column">
      <style:table-column-properties style:column-width="19.77mm" style:rel-column-width="1121*"/>
    </style:style>
    <style:style style:name="Table4.C" style:family="table-column">
      <style:table-column-properties style:column-width="20.58mm" style:rel-column-width="1167*"/>
    </style:style>
    <style:style style:name="Table4.D" style:family="table-column">
      <style:table-column-properties style:column-width="76.13mm" style:rel-column-width="4316*"/>
    </style:style>
    <style:style style:name="Table4.E" style:family="table-column">
      <style:table-column-properties style:column-width="25.66mm" style:rel-column-width="1455*"/>
    </style:style>
    <style:style style:name="Table4.1" style:family="table-row">
      <style:table-row-properties style:min-row-height="5.42mm"/>
    </style:style>
    <style:style style:name="Table4.A1" style:family="table-cell">
      <style:table-cell-properties fo:padding="0mm" fo:border="none" style:writing-mode="lr-tb"/>
    </style:style>
    <style:style style:name="Table4.2" style:family="table-row">
      <style:table-row-properties style:min-row-height="1.99mm"/>
    </style:style>
    <style:style style:name="Table4.3" style:family="table-row">
      <style:table-row-properties style:min-row-height="3.21mm"/>
    </style:style>
    <style:style style:name="Table4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5" style:family="table">
      <style:table-properties style:width="170mm" style:rel-width="100%" fo:margin-left="0mm" table:align="left" style:writing-mode="page"/>
    </style:style>
    <style:style style:name="Table5.A" style:family="table-column">
      <style:table-column-properties style:column-width="27.85mm" style:rel-column-width="1579*"/>
    </style:style>
    <style:style style:name="Table5.B" style:family="table-column">
      <style:table-column-properties style:column-width="19.77mm" style:rel-column-width="1121*"/>
    </style:style>
    <style:style style:name="Table5.C" style:family="table-column">
      <style:table-column-properties style:column-width="27.04mm" style:rel-column-width="1533*"/>
    </style:style>
    <style:style style:name="Table5.D" style:family="table-column">
      <style:table-column-properties style:column-width="61.74mm" style:rel-column-width="3500*"/>
    </style:style>
    <style:style style:name="Table5.E" style:family="table-column">
      <style:table-column-properties style:column-width="33.6mm" style:rel-column-width="1905*"/>
    </style:style>
    <style:style style:name="Table5.1" style:family="table-row">
      <style:table-row-properties style:min-row-height="5.42mm"/>
    </style:style>
    <style:style style:name="Table5.A1" style:family="table-cell">
      <style:table-cell-properties fo:padding="0mm" fo:border="none" style:writing-mode="lr-tb"/>
    </style:style>
    <style:style style:name="Table5.2" style:family="table-row">
      <style:table-row-properties style:min-row-height="1.99mm"/>
    </style:style>
    <style:style style:name="Table5.3" style:family="table-row">
      <style:table-row-properties style:min-row-height="3.21mm"/>
    </style:style>
    <style:style style:name="Table5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6" style:family="table">
      <style:table-properties style:width="170mm" style:rel-width="100%" fo:margin-left="0mm" table:align="left" style:writing-mode="page"/>
    </style:style>
    <style:style style:name="Table6.A" style:family="table-column">
      <style:table-column-properties style:column-width="27.85mm" style:rel-column-width="1579*"/>
    </style:style>
    <style:style style:name="Table6.B" style:family="table-column">
      <style:table-column-properties style:column-width="19.77mm" style:rel-column-width="1121*"/>
    </style:style>
    <style:style style:name="Table6.C" style:family="table-column">
      <style:table-column-properties style:column-width="27.04mm" style:rel-column-width="1533*"/>
    </style:style>
    <style:style style:name="Table6.D" style:family="table-column">
      <style:table-column-properties style:column-width="61.74mm" style:rel-column-width="3500*"/>
    </style:style>
    <style:style style:name="Table6.E" style:family="table-column">
      <style:table-column-properties style:column-width="33.6mm" style:rel-column-width="1905*"/>
    </style:style>
    <style:style style:name="Table6.1" style:family="table-row">
      <style:table-row-properties style:min-row-height="5.42mm"/>
    </style:style>
    <style:style style:name="Table6.A1" style:family="table-cell">
      <style:table-cell-properties fo:padding="0mm" fo:border="none" style:writing-mode="lr-tb"/>
    </style:style>
    <style:style style:name="Table6.2" style:family="table-row">
      <style:table-row-properties style:min-row-height="1.99mm"/>
    </style:style>
    <style:style style:name="Table6.3" style:family="table-row">
      <style:table-row-properties style:min-row-height="3.21mm"/>
    </style:style>
    <style:style style:name="Table6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8" style:family="table">
      <style:table-properties style:width="170mm" style:rel-width="100%" fo:margin-left="0mm" table:align="left" style:writing-mode="page"/>
    </style:style>
    <style:style style:name="Table8.A" style:family="table-column">
      <style:table-column-properties style:column-width="27.85mm" style:rel-column-width="1579*"/>
    </style:style>
    <style:style style:name="Table8.B" style:family="table-column">
      <style:table-column-properties style:column-width="19.77mm" style:rel-column-width="1121*"/>
    </style:style>
    <style:style style:name="Table8.C" style:family="table-column">
      <style:table-column-properties style:column-width="27.04mm" style:rel-column-width="1533*"/>
    </style:style>
    <style:style style:name="Table8.D" style:family="table-column">
      <style:table-column-properties style:column-width="61.74mm" style:rel-column-width="3500*"/>
    </style:style>
    <style:style style:name="Table8.E" style:family="table-column">
      <style:table-column-properties style:column-width="33.6mm" style:rel-column-width="1905*"/>
    </style:style>
    <style:style style:name="Table8.1" style:family="table-row">
      <style:table-row-properties style:min-row-height="5.42mm"/>
    </style:style>
    <style:style style:name="Table8.A1" style:family="table-cell">
      <style:table-cell-properties fo:padding="0mm" fo:border="none" style:writing-mode="lr-tb"/>
    </style:style>
    <style:style style:name="Table8.2" style:family="table-row">
      <style:table-row-properties style:min-row-height="1.99mm"/>
    </style:style>
    <style:style style:name="Table8.3" style:family="table-row">
      <style:table-row-properties style:min-row-height="3.21mm"/>
    </style:style>
    <style:style style:name="Table8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9" style:family="table">
      <style:table-properties style:width="170mm" style:rel-width="100%" fo:margin-left="0mm" table:align="left" style:writing-mode="page"/>
    </style:style>
    <style:style style:name="Table9.A" style:family="table-column">
      <style:table-column-properties style:column-width="27.85mm" style:rel-column-width="1579*"/>
    </style:style>
    <style:style style:name="Table9.B" style:family="table-column">
      <style:table-column-properties style:column-width="142.15mm" style:rel-column-width="8059*"/>
    </style:style>
    <style:style style:name="Table9.1" style:family="table-row">
      <style:table-row-properties style:min-row-height="5.42mm"/>
    </style:style>
    <style:style style:name="Table9.A1" style:family="table-cell">
      <style:table-cell-properties fo:padding="0mm" fo:border="none" style:writing-mode="lr-tb"/>
    </style:style>
    <style:style style:name="Table9.2" style:family="table-row">
      <style:table-row-properties style:min-row-height="1.99mm"/>
    </style:style>
    <style:style style:name="P1" style:family="paragraph" style:parent-style-name="Normal">
      <style:paragraph-properties fo:margin-left="0.02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2" style:family="paragraph" style:parent-style-name="Standard">
      <style:text-properties officeooo:paragraph-rsid="01154ee4"/>
    </style:style>
    <style:style style:name="P3" style:family="paragraph" style:parent-style-name="table_5f_body_5f_left">
      <style:text-properties officeooo:paragraph-rsid="010cfa00"/>
    </style:style>
    <style:style style:name="P4" style:family="paragraph" style:parent-style-name="table_5f_body_5f_left">
      <style:text-properties officeooo:paragraph-rsid="011e1cbb"/>
    </style:style>
    <style:style style:name="P5" style:family="paragraph" style:parent-style-name="table_5f_body_5f_left">
      <style:text-properties officeooo:paragraph-rsid="01218ea2"/>
    </style:style>
    <style:style style:name="P6" style:family="paragraph" style:parent-style-name="Normal">
      <style:paragraph-properties fo:margin-left="0mm" fo:margin-right="0.83mm" fo:text-indent="0mm" style:auto-text-indent="false"/>
      <style:text-properties officeooo:paragraph-rsid="00388d1d"/>
    </style:style>
    <style:style style:name="P7" style:family="paragraph" style:parent-style-name="Normal">
      <style:paragraph-properties fo:margin-left="0mm" fo:margin-right="0.83mm" fo:text-indent="0mm" style:auto-text-indent="false"/>
      <style:text-properties fo:font-weight="bold" officeooo:paragraph-rsid="00388d1d" style:font-weight-asian="bold" style:font-weight-complex="bold"/>
    </style:style>
    <style:style style:name="P8" style:family="paragraph" style:parent-style-name="Normal">
      <style:paragraph-properties fo:margin-left="0mm" fo:margin-right="0.83mm" fo:margin-top="0mm" fo:margin-bottom="0mm" loext:contextual-spacing="false" fo:line-height="107%" fo:text-indent="0mm" style:auto-text-indent="false">
        <style:tab-stops/>
      </style:paragraph-properties>
      <style:text-properties officeooo:paragraph-rsid="01143c39"/>
    </style:style>
    <style:style style:name="P9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10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</style:style>
    <style:style style:name="P11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  <style:text-properties officeooo:paragraph-rsid="010f5c78"/>
    </style:style>
    <style:style style:name="P12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  <style:text-properties officeooo:paragraph-rsid="01154ee4"/>
    </style:style>
    <style:style style:name="P13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10945a6"/>
    </style:style>
    <style:style style:name="P14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10cfa00"/>
    </style:style>
    <style:style style:name="P15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10f5c78"/>
    </style:style>
    <style:style style:name="P16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1128f50"/>
    </style:style>
    <style:style style:name="P17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1154ee4"/>
    </style:style>
    <style:style style:name="P18" style:family="paragraph" style:parent-style-name="Normal">
      <style:paragraph-properties fo:margin-left="1.91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19" style:family="paragraph" style:parent-style-name="Normal">
      <style:paragraph-properties fo:margin-left="1.91mm" fo:margin-right="0mm" fo:margin-top="0mm" fo:margin-bottom="0mm" loext:contextual-spacing="false" fo:line-height="107%" fo:text-indent="0mm" style:auto-text-indent="false">
        <style:tab-stops/>
      </style:paragraph-properties>
      <style:text-properties officeooo:paragraph-rsid="01154ee4"/>
    </style:style>
    <style:style style:name="P20" style:family="paragraph" style:parent-style-name="Normal">
      <style:paragraph-properties fo:margin-left="1.92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21" style:family="paragraph" style:parent-style-name="Normal">
      <style:paragraph-properties fo:margin-left="0mm" fo:margin-right="33.44mm" fo:margin-top="0mm" fo:margin-bottom="0mm" loext:contextual-spacing="false" fo:line-height="107%" fo:text-indent="0mm" style:auto-text-indent="false"/>
      <style:text-properties officeooo:paragraph-rsid="010cfa00"/>
    </style:style>
    <style:style style:name="P22" style:family="paragraph" style:parent-style-name="Normal">
      <style:paragraph-properties fo:margin-left="0mm" fo:margin-right="64.77mm" fo:margin-top="0mm" fo:margin-bottom="0mm" loext:contextual-spacing="false" fo:line-height="107%" fo:text-indent="0mm" style:auto-text-indent="false"/>
      <style:text-properties officeooo:paragraph-rsid="01143c39"/>
    </style:style>
    <style:style style:name="P23" style:family="paragraph" style:parent-style-name="Normal">
      <style:paragraph-properties fo:margin-left="0mm" fo:margin-right="80.1mm" fo:margin-top="0mm" fo:margin-bottom="0mm" loext:contextual-spacing="false" fo:line-height="107%" fo:text-indent="0mm" style:auto-text-indent="false"/>
      <style:text-properties officeooo:paragraph-rsid="01154ee4"/>
    </style:style>
    <style:style style:name="P24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42.67mm" style:auto-text-indent="false"/>
    </style:style>
    <style:style style:name="P25" style:family="paragraph" style:parent-style-name="Heading_20_2">
      <style:text-properties officeooo:paragraph-rsid="0123807f"/>
    </style:style>
    <style:style style:name="P26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10b0948"/>
    </style:style>
    <style:style style:name="T2" style:family="text">
      <style:text-properties officeooo:rsid="012380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88106549" text:style-name="Outline">
        <text:list-item>
          <text:h text:style-name="P26" text:outline-level="1"><text:bookmark text:name="_scpi_subsys_syst"/>:SYSTem Commands </text:h>
        </text:list-item>
      </text:list>
      <text:p text:style-name="P6"><text:s/></text:p>
      <text:p text:style-name="P6">The :SYSTem commands are used to set the system-related parameters, such as the sound and language. <text:s/></text:p>
      <text:p text:style-name="P6"><text:s/></text:p>
      <text:p text:style-name="P7">Command List: </text:p>
      <text:list xml:id="list3124225731" text:style-name="List_20_1">
        <text:list-item>
          <text:p text:style-name="List_20_1_20_Start"><text:a xlink:type="simple" xlink:href="#syst_aut" text:style-name="Internet_20_link" text:visited-style-name="Visited_20_Internet_20_Link">:SYSTem:AUToscale</text:a></text:p>
        </text:list-item>
        <text:list-item>
          <text:p text:style-name="List_20_1"><text:a xlink:type="simple" xlink:href="#syst_beep" text:style-name="Internet_20_link" text:visited-style-name="Visited_20_Internet_20_Link">:SYSTem:BEEPer</text:a></text:p>
        </text:list-item>
        <text:list-item>
          <text:p text:style-name="List_20_1"><text:a xlink:type="simple" xlink:href="#syst_err" text:style-name="Internet_20_link" text:visited-style-name="Visited_20_Internet_20_Link">:SYSTem:ERRor[:NEXT]?</text:a></text:p>
        </text:list-item>
        <text:list-item>
          <text:p text:style-name="List_20_1"><text:a xlink:type="simple" xlink:href="#syst_gpib" text:style-name="Internet_20_link" text:visited-style-name="Visited_20_Internet_20_Link">:SYSTem:GPIB</text:a></text:p>
        </text:list-item>
        <text:list-item>
          <text:p text:style-name="List_20_1"><text:a xlink:type="simple" xlink:href="#syst_lang" text:style-name="Internet_20_link" text:visited-style-name="Visited_20_Internet_20_Link">:SYSTem:LANGuage</text:a></text:p>
        </text:list-item>
        <text:list-item>
          <text:p text:style-name="List_20_1"><text:a xlink:type="simple" xlink:href="#syst_lock" text:style-name="Internet_20_link" text:visited-style-name="Visited_20_Internet_20_Link">:SYSTem:LOCKed</text:a></text:p>
        </text:list-item>
        <text:list-item>
          <text:p text:style-name="List_20_1"><text:a xlink:type="simple" xlink:href="#syst_pon" text:style-name="Internet_20_link" text:visited-style-name="Visited_20_Internet_20_Link">:SYSTem:PON</text:a></text:p>
        </text:list-item>
        <text:list-item>
          <text:p text:style-name="List_20_1"><text:a xlink:type="simple" xlink:href="#syst_opt_inst" text:style-name="Internet_20_link" text:visited-style-name="Visited_20_Internet_20_Link">:SYSTem:OPTion:INSTall</text:a></text:p>
        </text:list-item>
        <text:list-item>
          <text:p text:style-name="List_20_1_20_End"><text:a xlink:type="simple" xlink:href="#syst_opt_uninst" text:style-name="Internet_20_link" text:visited-style-name="Visited_20_Internet_20_Link">:SYSTem:OPTion:UNINSTall</text:a></text:p>
        </text:list-item>
      </text:list>
      <text:list xml:id="list212235086107150" text:continue-list="list588106549" text:style-name="Outline">
        <text:list-item>
          <text:list>
            <text:list-item>
              <text:h text:style-name="Heading_20_2" text:outline-level="2"><text:bookmark text:name="syst_aut"/>:SYSTem:AUToscale 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5f_body_5f_left">Syntax</text:p>
          </table:table-cell>
          <table:table-cell table:style-name="Table3.A1" table:number-columns-spanned="4" office:value-type="string">
            <text:p text:style-name="P13"><text:bookmark text:name="_scpi_syst_aut"/>:SYSTem:AUToscale &lt;bool&gt;</text:p>
            <text:p text:style-name="P13"><text:bookmark text:name="_scpi_syst_aut2"/>:SYSTem:AUToscale? 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table_5f_body_5f_left">Description</text:p>
          </table:table-cell>
          <table:table-cell table:style-name="Table3.A1" table:number-columns-spanned="4" office:value-type="string">
            <text:p text:style-name="P10">Enable or disable the AUTO key at the front panel, or query the status of the AUTO key. 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table_5f_body_5f_left">Parameter</text:p>
          </table:table-cell>
          <table:table-cell table:style-name="Table3.B3" office:value-type="string">
            <text:p text:style-name="Table_20_Heading">Name</text:p>
          </table:table-cell>
          <table:table-cell table:style-name="Table3.B3" office:value-type="string">
            <text:p text:style-name="Table_20_Heading">Type</text:p>
          </table:table-cell>
          <table:table-cell table:style-name="Table3.B3" office:value-type="string">
            <text:p text:style-name="Table_20_Heading">Range</text:p>
          </table:table-cell>
          <table:table-cell table:style-name="Table3.B3" office:value-type="string">
            <text:p text:style-name="Table_20_Heading">Default</text:p>
          </table:table-cell>
        </table:table-row>
        <table:table-row table:style-name="Table3.3">
          <table:table-cell table:style-name="Table3.A1" office:value-type="string">
            <text:p text:style-name="table_5f_body_5f_left"/>
          </table:table-cell>
          <table:table-cell table:style-name="Table3.A1" office:value-type="string">
            <text:p text:style-name="P18">&lt;bool&gt; </text:p>
          </table:table-cell>
          <table:table-cell table:style-name="Table3.A1" office:value-type="string">
            <text:p text:style-name="P20">Bool </text:p>
          </table:table-cell>
          <table:table-cell table:style-name="Table3.A1" office:value-type="string">
            <text:p text:style-name="P18">{{1|ON}|{0|OFF}} </text:p>
          </table:table-cell>
          <table:table-cell table:style-name="Table3.A1" office:value-type="string">
            <text:p text:style-name="P18">1|ON </text:p>
          </table:table-cell>
        </table:table-row>
        <table:table-row table:style-name="Table3.3">
          <table:table-cell table:style-name="Table3.A1" office:value-type="string">
            <text:p text:style-name="table_5f_body_5f_left">Explanation</text:p>
          </table:table-cell>
          <table:table-cell table:style-name="Table3.A1" table:number-columns-spanned="4" office:value-type="string">
            <text:p text:style-name="P9">Users can disable the AUTO key by sending this command or pressing Utility - Auto Options -. The key can only be enabled by sending this command. 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table_5f_body_5f_left">Return format</text:p>
          </table:table-cell>
          <table:table-cell table:style-name="Table3.A1" table:number-columns-spanned="4" office:value-type="string">
            <text:p text:style-name="P9">The query returns 1 or 0. <text:s/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table_5f_body_5f_left">Example</text:p>
          </table:table-cell>
          <table:table-cell table:style-name="Table3.A1" table:number-columns-spanned="4" office:value-type="string">
            <text:p text:style-name="P9">:SYSTem:AUToscale ON <text:s text:c="3"/>/*Enable th<text:span text:style-name="T1">e AUTO</text:span> key at the front panel*/ </text:p>
            <text:p text:style-name="P9">:SYSTem:AUToscale? <text:s text:c="5"/>/*The query returns 1*/ </text:p>
          </table:table-cell>
          <table:covered-table-cell/>
          <table:covered-table-cell/>
          <table:covered-table-cell/>
        </table:table-row>
      </table:table>
      <text:list xml:id="list212234593484984" text:continue-numbering="true" text:style-name="Outline">
        <text:list-item>
          <text:list>
            <text:list-item>
              <text:h text:style-name="P25" text:outline-level="2"><text:bookmark text:name="syst_beep"/>:SYSTem:<text:span text:style-name="T2">BEEPer</text:span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5f_body_5f_left">Syntax</text:p>
          </table:table-cell>
          <table:table-cell table:style-name="Table1.A1" table:number-columns-spanned="4" office:value-type="string">
            <text:p text:style-name="P21"><text:bookmark text:name="_scpi_syst_beep"/>:SYSTem:BEEPer &lt;bool&gt;</text:p>
            <text:p text:style-name="P21"><text:bookmark text:name="_scpi_syst_beep2"/>:SYSTem:BEEPer? 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table_5f_body_5f_left">Description</text:p>
          </table:table-cell>
          <table:table-cell table:style-name="Table1.A1" table:number-columns-spanned="4" office:value-type="string">
            <text:p text:style-name="P10">Enable or disable the beeper, or query the status of the beeper. <text:s/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table_5f_body_5f_left">Parameter</text:p>
          </table:table-cell>
          <table:table-cell table:style-name="Table1.B3" office:value-type="string">
            <text:p text:style-name="Table_20_Heading">Name</text:p>
          </table:table-cell>
          <table:table-cell table:style-name="Table1.B3" office:value-type="string">
            <text:p text:style-name="Table_20_Heading">Type</text:p>
          </table:table-cell>
          <table:table-cell table:style-name="Table1.B3" office:value-type="string">
            <text:p text:style-name="Table_20_Heading">Range</text:p>
          </table:table-cell>
          <table:table-cell table:style-name="Table1.B3" office:value-type="string">
            <text:p text:style-name="Table_20_Heading">Default</text:p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&lt;bool&gt; </text:p>
          </table:table-cell>
          <table:table-cell table:style-name="Table1.A1" office:value-type="string">
            <text:p text:style-name="P9">Bool </text:p>
          </table:table-cell>
          <table:table-cell table:style-name="Table1.A1" office:value-type="string">
            <text:p text:style-name="P9">{{1|ON}|{0|OFF}} </text:p>
          </table:table-cell>
          <table:table-cell table:style-name="Table1.A1" office:value-type="string">
            <text:p text:style-name="P9">-- </text:p>
          </table:table-cell>
        </table:table-row>
        <table:table-row table:style-name="Table1.3">
          <table:table-cell table:style-name="Table1.A1" office:value-type="string">
            <text:p text:style-name="table_5f_body_5f_left">Return format</text:p>
          </table:table-cell>
          <table:table-cell table:style-name="Table1.A1" table:number-columns-spanned="4" office:value-type="string">
            <text:p text:style-name="P9">The query returns 1 or 0. <text:s/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table_5f_body_5f_left">Example</text:p>
          </table:table-cell>
          <table:table-cell table:style-name="Table1.A1" table:number-columns-spanned="4" office:value-type="string">
            <text:p text:style-name="P9">:SYSTem:BEEPer ON <text:s text:c="3"/>/*Enable the beeper*/ </text:p>
            <text:p text:style-name="P10">:SYSTem:BEEPer? <text:s text:c="5"/>/*The query returns 1*/ </text:p>
          </table:table-cell>
          <table:covered-table-cell/>
          <table:covered-table-cell/>
          <table:covered-table-cell/>
        </table:table-row>
      </table:table>
      <text:list xml:id="list212234448305761" text:continue-numbering="true" text:style-name="Outline">
        <text:list-item>
          <text:list>
            <text:list-item>
              <text:h text:style-name="Heading_20_2" text:outline-level="2"><text:bookmark text:name="syst_err"/>:SYSTem:ERRor[:NEXT]?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5f_body_5f_left">Syntax</text:p>
          </table:table-cell>
          <table:table-cell table:style-name="Table2.A1" office:value-type="string">
            <text:p text:style-name="P9"><text:bookmark text:name="_scpi_syst_err"/>:SYSTem:ERRor[:NEXT]? </text:p>
          </table:table-cell>
        </table:table-row>
        <table:table-row table:style-name="Table2.2">
          <table:table-cell table:style-name="Table2.A1" office:value-type="string">
            <text:p text:style-name="table_5f_body_5f_left">Description</text:p>
          </table:table-cell>
          <table:table-cell table:style-name="Table2.A1" office:value-type="string">
            <text:p text:style-name="P9">Query and delete the last system error message. </text:p>
          </table:table-cell>
        </table:table-row>
        <table:table-row table:style-name="Table2.3">
          <table:table-cell table:style-name="Table2.A1" office:value-type="string">
            <text:p text:style-name="P4"><text:span text:style-name="Default_20_Paragraph_20_Font">Return format</text:span></text:p>
          </table:table-cell>
          <table:table-cell table:style-name="Table2.A1" office:value-type="string">
            <text:p text:style-name="P9">The query returns the error message in “&lt;message number&gt;,&lt;message content&gt;” format. Wherein, &lt;message number&gt; is an integer and &lt;message content&gt; is a ASCII string. For example, -113,"Undefined header; command cannot be found". </text:p>
          </table:table-cell>
        </table:table-row>
      </table:table>
      <text:list xml:id="list212235696261033" text:continue-numbering="true" text:style-name="Outline">
        <text:list-item>
          <text:list>
            <text:list-item>
              <text:h text:style-name="Heading_20_2" text:outline-level="2"><text:bookmark text:name="syst_gpib"/>:SYSTem:GPIB 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5f_body_5f_left">Syntax</text:p>
          </table:table-cell>
          <table:table-cell table:style-name="Table7.A1" table:number-columns-spanned="4" office:value-type="string">
            <text:p text:style-name="P15"><text:bookmark text:name="_scpi_syst_gpib"/>:SYSTem:GPIB &lt;adr&gt;</text:p>
            <text:p text:style-name="P15"><text:bookmark text:name="_scpi_syst_gpib2"/>:SYSTem:GPIB? 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table_5f_body_5f_left">Description</text:p>
          </table:table-cell>
          <table:table-cell table:style-name="Table7.A1" table:number-columns-spanned="4" office:value-type="string">
            <text:p text:style-name="P11">Set or query the GPIB address. <text:s/></text:p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table_5f_body_5f_left">Parameter</text:p>
          </table:table-cell>
          <table:table-cell table:style-name="Table7.B3" office:value-type="string">
            <text:p text:style-name="Table_20_Heading">Name</text:p>
          </table:table-cell>
          <table:table-cell table:style-name="Table7.B3" office:value-type="string">
            <text:p text:style-name="Table_20_Heading">Type</text:p>
          </table:table-cell>
          <table:table-cell table:style-name="Table7.B3" office:value-type="string">
            <text:p text:style-name="Table_20_Heading">Range</text:p>
          </table:table-cell>
          <table:table-cell table:style-name="Table7.B3" office:value-type="string">
            <text:p text:style-name="Table_20_Heading">Default</text:p>
          </table:table-cell>
        </table:table-row>
        <table:table-row table:style-name="Table7.3">
          <table:table-cell table:style-name="Table7.A1" office:value-type="string">
            <text:p text:style-name="table_5f_body_5f_left"/>
          </table:table-cell>
          <table:table-cell table:style-name="Table7.A1" office:value-type="string">
            <text:p text:style-name="P15">&lt;adr&gt; </text:p>
          </table:table-cell>
          <table:table-cell table:style-name="Table7.A1" office:value-type="string">
            <text:p text:style-name="P15">Integer </text:p>
          </table:table-cell>
          <table:table-cell table:style-name="Table7.A1" office:value-type="string">
            <text:p text:style-name="P15">1 to 30 </text:p>
          </table:table-cell>
          <table:table-cell table:style-name="Table7.A1" office:value-type="string">
            <text:p text:style-name="P15">2 </text:p>
          </table:table-cell>
        </table:table-row>
        <table:table-row table:style-name="Table7.3">
          <table:table-cell table:style-name="Table7.A1" office:value-type="string">
            <text:p text:style-name="table_5f_body_5f_left">Explanation</text:p>
          </table:table-cell>
          <table:table-cell table:style-name="Table7.A1" table:number-columns-spanned="4" office:value-type="string">
            <text:p text:style-name="P15">The GPIB address is not affected by sending *RST. </text:p>
          </table:table-cell>
          <table:covered-table-cell/>
          <table:covered-table-cell/>
          <table:covered-table-cell/>
        </table:table-row>
        <text:soft-page-break/>
        <table:table-row table:style-name="Table7.3">
          <table:table-cell table:style-name="Table7.A1" office:value-type="string">
            <text:p text:style-name="table_5f_body_5f_left">Return format</text:p>
          </table:table-cell>
          <table:table-cell table:style-name="Table7.A1" table:number-columns-spanned="4" office:value-type="string">
            <text:p text:style-name="P15">The query returns an integer. <text:s/></text:p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table_5f_body_5f_left">Example</text:p>
          </table:table-cell>
          <table:table-cell table:style-name="Table7.A1" table:number-columns-spanned="4" office:value-type="string">
            <text:p text:style-name="P11">:SYSTem:GPIB 7 <text:s text:c="3"/>/*Set the GPIB address to 7*/ </text:p>
            <text:p text:style-name="P15">:SYSTem:GPIB? <text:s text:c="3"/>/*The query returns 7*/ </text:p>
          </table:table-cell>
          <table:covered-table-cell/>
          <table:covered-table-cell/>
          <table:covered-table-cell/>
        </table:table-row>
      </table:table>
      <text:list xml:id="list212235665771311" text:continue-numbering="true" text:style-name="Outline">
        <text:list-item>
          <text:list>
            <text:list-item>
              <text:h text:style-name="Heading_20_2" text:outline-level="2"><text:bookmark text:name="syst_lang"/>:SYSTem:LANGuage 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table_5f_body_5f_left">Syntax</text:p>
          </table:table-cell>
          <table:table-cell table:style-name="Table4.A1" table:number-columns-spanned="4" office:value-type="string">
            <text:p text:style-name="P16"><text:bookmark text:name="_scpi_syst_lang"/>:SYSTem:LANGuage &lt;lang&gt;</text:p>
            <text:p text:style-name="P16"><text:bookmark text:name="_scpi_syst_lang2"/>:SYSTem:LANGuage? 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table_5f_body_5f_left">Description</text:p>
          </table:table-cell>
          <table:table-cell table:style-name="Table4.A1" table:number-columns-spanned="4" office:value-type="string">
            <text:p text:style-name="P10">Set or query the system language. <text:s/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table_5f_body_5f_left">Parameter</text:p>
          </table:table-cell>
          <table:table-cell table:style-name="Table4.B3" office:value-type="string">
            <text:p text:style-name="Table_20_Heading">Name</text:p>
          </table:table-cell>
          <table:table-cell table:style-name="Table4.B3" office:value-type="string">
            <text:p text:style-name="Table_20_Heading">Type</text:p>
          </table:table-cell>
          <table:table-cell table:style-name="Table4.B3" office:value-type="string">
            <text:p text:style-name="Table_20_Heading">Range</text:p>
          </table:table-cell>
          <table:table-cell table:style-name="Table4.B3" office:value-type="string">
            <text:p text:style-name="Table_20_Heading">Default</text:p>
          </table:table-cell>
        </table:table-row>
        <table:table-row table:style-name="Table4.3">
          <table:table-cell table:style-name="Table4.A1" office:value-type="string">
            <text:p text:style-name="table_5f_body_5f_left"/>
          </table:table-cell>
          <table:table-cell table:style-name="Table4.A1" office:value-type="string">
            <text:p text:style-name="P9">&lt;lang&gt; </text:p>
          </table:table-cell>
          <table:table-cell table:style-name="Table4.A1" office:value-type="string">
            <text:p text:style-name="P9">Discrete </text:p>
          </table:table-cell>
          <table:table-cell table:style-name="Table4.A1" office:value-type="string">
            <text:p text:style-name="P9">{SCHinese|TCHinese|ENGLish|PORTuguese| </text:p>
            <text:p text:style-name="P9">GERMan|POLish|KORean|JAPAnese} </text:p>
          </table:table-cell>
          <table:table-cell table:style-name="Table4.A1" office:value-type="string">
            <text:p text:style-name="P9">-- </text:p>
          </table:table-cell>
        </table:table-row>
        <table:table-row table:style-name="Table4.3">
          <table:table-cell table:style-name="Table4.A1" office:value-type="string">
            <text:p text:style-name="table_5f_body_5f_left">Explanation</text:p>
          </table:table-cell>
          <table:table-cell table:style-name="Table4.A1" table:number-columns-spanned="4" office:value-type="string">
            <text:p text:style-name="P14">The system language is not affected by sending *RST. 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table_5f_body_5f_left">Return format</text:p>
          </table:table-cell>
          <table:table-cell table:style-name="Table4.A1" table:number-columns-spanned="4" office:value-type="string">
            <text:p text:style-name="P9">The query returns SCH, TCH, ENGL, PORT, GERM, POL, KOR or JAPA. <text:s/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table_5f_body_5f_left">Example</text:p>
          </table:table-cell>
          <table:table-cell table:style-name="Table4.A1" table:number-columns-spanned="4" office:value-type="string">
            <text:p text:style-name="P10">:SYSTem:LANGuage SCHinese <text:s text:c="3"/>/*Set the system language to simplified Chinese*/ </text:p>
            <text:p text:style-name="P9">:SYSTem:LANGuage? <text:s text:c="11"/>/*The query returns SCH*/ </text:p>
          </table:table-cell>
          <table:covered-table-cell/>
          <table:covered-table-cell/>
          <table:covered-table-cell/>
        </table:table-row>
      </table:table>
      <text:list xml:id="list212235151935824" text:continue-numbering="true" text:style-name="Outline">
        <text:list-item>
          <text:list>
            <text:list-item>
              <text:h text:style-name="Heading_20_2" text:outline-level="2"><text:bookmark text:name="syst_lock"/>:SYSTem:LOCKed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table_5f_body_5f_left">Syntax</text:p>
          </table:table-cell>
          <table:table-cell table:style-name="Table5.A1" table:number-columns-spanned="4" office:value-type="string">
            <text:p text:style-name="P22"><text:bookmark text:name="_scpi_syst_lock"/>:SYSTem:LOCKed &lt;bool&gt;</text:p>
            <text:p text:style-name="P22"><text:bookmark text:name="_scpi_syst_lock2"/>:SYSTem:LOCKed? 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table_5f_body_5f_left">Description</text:p>
          </table:table-cell>
          <table:table-cell table:style-name="Table5.A1" table:number-columns-spanned="4" office:value-type="string">
            <text:p text:style-name="P9">Enable or disable the keyboard lock function, or query the status of the keyboard lock function. 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table_5f_body_5f_left">Parameter</text:p>
          </table:table-cell>
          <table:table-cell table:style-name="Table5.B3" office:value-type="string">
            <text:p text:style-name="Table_20_Heading">Name</text:p>
          </table:table-cell>
          <table:table-cell table:style-name="Table5.B3" office:value-type="string">
            <text:p text:style-name="Table_20_Heading">Type</text:p>
          </table:table-cell>
          <table:table-cell table:style-name="Table5.B3" office:value-type="string">
            <text:p text:style-name="Table_20_Heading">Range</text:p>
          </table:table-cell>
          <table:table-cell table:style-name="Table5.B3" office:value-type="string">
            <text:p text:style-name="Table_20_Heading">Default</text:p>
          </table:table-cell>
        </table:table-row>
        <table:table-row table:style-name="Table5.3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9">&lt;bool&gt; </text:p>
          </table:table-cell>
          <table:table-cell table:style-name="Table5.A1" office:value-type="string">
            <text:p text:style-name="P9">Bool </text:p>
          </table:table-cell>
          <table:table-cell table:style-name="Table5.A1" office:value-type="string">
            <text:p text:style-name="P9">{{1|ON}|{0|OFF}} </text:p>
          </table:table-cell>
          <table:table-cell table:style-name="Table5.A1" office:value-type="string">
            <text:p text:style-name="P9">0|OFF </text:p>
          </table:table-cell>
        </table:table-row>
        <table:table-row table:style-name="Table5.3">
          <table:table-cell table:style-name="Table5.A1" office:value-type="string">
            <text:p text:style-name="table_5f_body_5f_left">Return format</text:p>
          </table:table-cell>
          <table:table-cell table:style-name="Table5.A1" table:number-columns-spanned="4" office:value-type="string">
            <text:p text:style-name="P8">The query returns 1 or 0.</text:p>
          </table:table-cell>
          <table:covered-table-cell/>
          <table:covered-table-cell/>
          <table:covered-table-cell/>
        </table:table-row>
      </table:table>
      <text:list xml:id="list212236318856240" text:continue-numbering="true" text:style-name="Outline">
        <text:list-item>
          <text:list>
            <text:list-item>
              <text:h text:style-name="Heading_20_2" text:outline-level="2"><text:bookmark text:name="syst_pon"/>:SYSTem:PON 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5f_body_5f_left">Syntax</text:p>
          </table:table-cell>
          <table:table-cell table:style-name="Table6.A1" table:number-columns-spanned="4" office:value-type="string">
            <text:p text:style-name="P23"><text:bookmark text:name="_scpi_syst_pon"/>:SYSTem:PON &lt;pon&gt;</text:p>
            <text:p text:style-name="P23"><text:bookmark text:name="_scpi_syst_pon2"/>:SYSTem:PON? 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table_5f_body_5f_left">Description</text:p>
          </table:table-cell>
          <table:table-cell table:style-name="Table6.A1" table:number-columns-spanned="4" office:value-type="string">
            <text:p text:style-name="P10">Set or query the system configuration to be recalled when the oscilloscope is powered on again after power-off. <text:s/></text:p>
          </table:table-cell>
          <table:covered-table-cell/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table_5f_body_5f_left">Parameter</text:p>
          </table:table-cell>
          <table:table-cell table:style-name="Table6.B3" office:value-type="string">
            <text:p text:style-name="Table_20_Heading">Name</text:p>
          </table:table-cell>
          <table:table-cell table:style-name="Table6.B3" office:value-type="string">
            <text:p text:style-name="Table_20_Heading">Type</text:p>
          </table:table-cell>
          <table:table-cell table:style-name="Table6.B3" office:value-type="string">
            <text:p text:style-name="Table_20_Heading">Range</text:p>
          </table:table-cell>
          <table:table-cell table:style-name="Table6.B3" office:value-type="string">
            <text:p text:style-name="Table_20_Heading">Default</text:p>
          </table:table-cell>
        </table:table-row>
        <table:table-row table:style-name="Table6.3">
          <table:table-cell table:style-name="Table6.A1" office:value-type="string">
            <text:p text:style-name="table_5f_body_5f_left"/>
          </table:table-cell>
          <table:table-cell table:style-name="Table6.A1" office:value-type="string">
            <text:p text:style-name="P1">&lt;pon&gt; </text:p>
          </table:table-cell>
          <table:table-cell table:style-name="Table6.A1" office:value-type="string">
            <text:p text:style-name="P9">Discrete </text:p>
          </table:table-cell>
          <table:table-cell table:style-name="Table6.A1" office:value-type="string">
            <text:p text:style-name="P1">{LATest|DEFault} </text:p>
          </table:table-cell>
          <table:table-cell table:style-name="Table6.A1" office:value-type="string">
            <text:p text:style-name="P1">LATest </text:p>
          </table:table-cell>
        </table:table-row>
        <table:table-row table:style-name="Table6.3">
          <table:table-cell table:style-name="Table6.A1" office:value-type="string">
            <text:p text:style-name="table_5f_body_5f_left">Explanation</text:p>
          </table:table-cell>
          <table:table-cell table:style-name="Table6.A1" table:number-columns-spanned="4" office:value-type="string">
            <text:p text:style-name="P9">The query returns LAT or DEF. <text:s/></text:p>
          </table:table-cell>
          <table:covered-table-cell/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table_5f_body_5f_left">Return format</text:p>
          </table:table-cell>
          <table:table-cell table:style-name="Table6.A1" table:number-columns-spanned="4" office:value-type="string">
            <text:p text:style-name="P9">:SYSTem:PON LATest <text:s text:c="3"/>/*Set the system configuration to be recalled when the </text:p>
            <text:p text:style-name="P24">oscilloscope is powered on again after power-off to last*/ :SYSTem:PON? <text:s text:c="9"/>/*The query returns LAT*/ </text:p>
          </table:table-cell>
          <table:covered-table-cell/>
          <table:covered-table-cell/>
          <table:covered-table-cell/>
        </table:table-row>
      </table:table>
      <text:list xml:id="list212235081120795" text:continue-numbering="true" text:style-name="Outline">
        <text:list-item>
          <text:list>
            <text:list-item>
              <text:h text:style-name="Heading_20_2" text:outline-level="2"><text:bookmark text:name="syst_opt_inst"/>:SYSTem:OPTion:INSTall 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5f_body_5f_left">Syntax</text:p>
          </table:table-cell>
          <table:table-cell table:style-name="Table8.A1" table:number-columns-spanned="4" office:value-type="string">
            <text:p text:style-name="P10"><text:bookmark text:name="_scpi_syst_opt_inst"/>:SYSTem:OPTion:INSTall &lt;license&gt; 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table_5f_body_5f_left">Description</text:p>
          </table:table-cell>
          <table:table-cell table:style-name="Table8.A1" table:number-columns-spanned="4" office:value-type="string">
            <text:p text:style-name="P9">Install a option. <text:s/></text:p>
          </table:table-cell>
          <table:covered-table-cell/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table_5f_body_5f_left">Parameter</text:p>
          </table:table-cell>
          <table:table-cell table:style-name="Table8.B3" office:value-type="string">
            <text:p text:style-name="Table_20_Heading">Name</text:p>
          </table:table-cell>
          <table:table-cell table:style-name="Table8.B3" office:value-type="string">
            <text:p text:style-name="Table_20_Heading">Type</text:p>
          </table:table-cell>
          <table:table-cell table:style-name="Table8.B3" office:value-type="string">
            <text:p text:style-name="Table_20_Heading">Range</text:p>
          </table:table-cell>
          <table:table-cell table:style-name="Table8.B3" office:value-type="string">
            <text:p text:style-name="Table_20_Heading">Default</text:p>
          </table:table-cell>
        </table:table-row>
        <table:table-row table:style-name="Table8.3">
          <table:table-cell table:style-name="Table8.A1" office:value-type="string">
            <text:p text:style-name="table_5f_body_5f_left"/>
          </table:table-cell>
          <table:table-cell table:style-name="Table8.A1" office:value-type="string">
            <text:p text:style-name="P1">&lt;license&gt; </text:p>
          </table:table-cell>
          <table:table-cell table:style-name="Table8.A1" office:value-type="string">
            <text:p text:style-name="P9">ASCII String </text:p>
          </table:table-cell>
          <table:table-cell table:style-name="Table8.A1" office:value-type="string">
            <text:p text:style-name="P19">Refer to the Explanation </text:p>
          </table:table-cell>
          <table:table-cell table:style-name="Table8.A1" office:value-type="string">
            <text:p text:style-name="P19"/>
          </table:table-cell>
        </table:table-row>
        <table:table-row table:style-name="Table8.3">
          <table:table-cell table:style-name="Table8.A1" office:value-type="string">
            <text:p text:style-name="table_5f_body_5f_left">Explanation</text:p>
          </table:table-cell>
          <table:table-cell table:style-name="Table8.A1" table:number-columns-spanned="4" office:value-type="string">
            <text:list xml:id="list212234963240662" text:continue-list="list3124225731" text:style-name="List_20_1">
              <text:list-item>
                <text:p text:style-name="List_20_1_20_Start">To install an option, you need to order the option to obtain the corresponding key. Then, use the key to acquire the option license by following the steps below. <text:s/></text:p>
              </text:list-item>
            </text:list>
            <text:p text:style-name="List_20_1_20_Cont."/>
            <text:p text:style-name="List_20_1_20_Cont.">Log in RIGOL official website (www.rigol.com); click Customer Center – License Generate to enter the option license generation interface. <text:s/></text:p>
            <text:p text:style-name="List_20_1_20_Cont."/>
            <text:p text:style-name="List_20_1_20_Cont.">Input the correct key, serial number (press Utility – System – System Info to get the instrument serial number) and identifying code in the option license generation interface; click Generate to acquire the option license. <text:s/></text:p>
            <text:list xml:id="list212235027521850" text:continue-numbering="true" text:style-name="List_20_1">
              <text:list-item>
                <text:p text:style-name="List_20_1_20_Start">&lt;license&gt; is the option license (the hyphens should be omitted). It is a 28-byte string and can only include uppercase English characters and numbers. <text:s/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e8.3">
          <table:table-cell table:style-name="Table8.A1" office:value-type="string">
            <text:p text:style-name="P5"><text:span text:style-name="Default_20_Paragraph_20_Font">Example</text:span></text:p>
          </table:table-cell>
          <table:table-cell table:style-name="Table8.A1" table:number-columns-spanned="4" office:value-type="string">
            <text:p text:style-name="P17">:SYSTem:OPTion:INSTall PDUY9N9QTS9PQSWPLAETRD3UJHYA </text:p>
          </table:table-cell>
          <table:covered-table-cell/>
          <table:covered-table-cell/>
          <table:covered-table-cell/>
        </table:table-row>
      </table:table>
      <text:list xml:id="list212236371293814" text:continue-list="list212235081120795" text:style-name="Outline">
        <text:list-item>
          <text:list>
            <text:list-item>
              <text:h text:style-name="Heading_20_2" text:outline-level="2"><text:bookmark text:name="syst_opt_uninst"/>:SYSTem:OPTion:UNINSTall 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5f_body_5f_left">Syntax</text:p>
          </table:table-cell>
          <table:table-cell table:style-name="Table9.A1" office:value-type="string">
            <text:p text:style-name="P17"><text:bookmark text:name="_scpi_syst_opt_uninst"/>:SYSTem:OPTion:UNINSTall </text:p>
          </table:table-cell>
        </table:table-row>
        <table:table-row table:style-name="Table9.2">
          <table:table-cell table:style-name="Table9.A1" office:value-type="string">
            <text:p text:style-name="table_5f_body_5f_left">Description</text:p>
          </table:table-cell>
          <table:table-cell table:style-name="Table9.A1" office:value-type="string">
            <text:p text:style-name="P12">Uninstall the options installed.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text-align="end" style:justify-single-word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1" style:display-name="WW_CharLFO13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2" style:display-name="WW_CharLFO13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3" style:display-name="WW_CharLFO13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4" style:display-name="WW_CharLFO13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5" style:display-name="WW_CharLFO13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6" style:display-name="WW_CharLFO13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7" style:display-name="WW_CharLFO13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8" style:display-name="WW_CharLFO13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9" style:display-name="WW_CharLFO13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1" style:display-name="WW_CharLFO13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2" style:display-name="WW_CharLFO13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3" style:display-name="WW_CharLFO13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4" style:display-name="WW_CharLFO13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5" style:display-name="WW_CharLFO13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6" style:display-name="WW_CharLFO13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7" style:display-name="WW_CharLFO13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8" style:display-name="WW_CharLFO13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9" style:display-name="WW_CharLFO13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1" style:display-name="WW_CharLFO13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2" style:display-name="WW_CharLFO13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3" style:display-name="WW_CharLFO13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4" style:display-name="WW_CharLFO13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5" style:display-name="WW_CharLFO13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6" style:display-name="WW_CharLFO13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7" style:display-name="WW_CharLFO13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8" style:display-name="WW_CharLFO13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9" style:display-name="WW_CharLFO13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1" style:display-name="WW_CharLFO13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2" style:display-name="WW_CharLFO13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3" style:display-name="WW_CharLFO13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4" style:display-name="WW_CharLFO13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5" style:display-name="WW_CharLFO13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6" style:display-name="WW_CharLFO13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7" style:display-name="WW_CharLFO13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8" style:display-name="WW_CharLFO13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9" style:display-name="WW_CharLFO13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1" style:display-name="WW_CharLFO140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2" style:display-name="WW_CharLFO140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3" style:display-name="WW_CharLFO140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4" style:display-name="WW_CharLFO140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5" style:display-name="WW_CharLFO140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6" style:display-name="WW_CharLFO140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7" style:display-name="WW_CharLFO140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8" style:display-name="WW_CharLFO140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9" style:display-name="WW_CharLFO140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1" style:display-name="WW_CharLFO142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2" style:display-name="WW_CharLFO142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3" style:display-name="WW_CharLFO142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4" style:display-name="WW_CharLFO142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5" style:display-name="WW_CharLFO142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6" style:display-name="WW_CharLFO142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7" style:display-name="WW_CharLFO142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8" style:display-name="WW_CharLFO142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2LVL9" style:display-name="WW_CharLFO142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1" style:display-name="WW_CharLFO14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2" style:display-name="WW_CharLFO14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3" style:display-name="WW_CharLFO14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4" style:display-name="WW_CharLFO14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5" style:display-name="WW_CharLFO14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6" style:display-name="WW_CharLFO14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7" style:display-name="WW_CharLFO14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8" style:display-name="WW_CharLFO14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3LVL9" style:display-name="WW_CharLFO14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SYSTem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:SYSTem Commands 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MSO1000Z/DS1000Z :SYSTem Commands</dc:title>
    <meta:document-statistic meta:table-count="9" meta:image-count="0" meta:object-count="0" meta:page-count="3" meta:paragraph-count="175" meta:word-count="583" meta:character-count="4204" meta:non-whitespace-character-count="3657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config/libreoffice/4/user/template/EEZ%20template.ott" meta:date="2017-11-29T16:24:30.350000000"/>
  </office:meta>
</office:document-meta>
</file>